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f4c5" officeooo:paragraph-rsid="0008f4c5"/>
    </style:style>
    <style:style style:name="P2" style:family="paragraph" style:parent-style-name="Standard">
      <style:text-properties fo:font-weight="bold" officeooo:rsid="0008f4c5" officeooo:paragraph-rsid="0008f4c5" style:font-weight-asian="bold" style:font-weight-complex="bold"/>
    </style:style>
    <style:style style:name="P3" style:family="paragraph" style:parent-style-name="Standard">
      <style:text-properties fo:font-weight="bold" officeooo:rsid="0008f4c5" officeooo:paragraph-rsid="000bf45e" style:font-size-asian="10.5pt" style:font-weight-asian="bold" style:font-weight-complex="bold" style:font-relief="none"/>
    </style:style>
    <style:style style:name="P4" style:family="paragraph" style:parent-style-name="Standard">
      <style:text-properties fo:font-weight="normal" officeooo:rsid="0008f4c5" officeooo:paragraph-rsid="0008f4c5" style:font-weight-asian="normal" style:font-weight-complex="normal"/>
    </style:style>
    <style:style style:name="P5" style:family="paragraph" style:parent-style-name="Standard">
      <style:text-properties fo:font-weight="normal" officeooo:rsid="0008f4c5" officeooo:paragraph-rsid="0008f4c5" style:font-size-asian="10.5pt" style:font-weight-asian="normal" style:font-weight-complex="normal" style:font-relief="embossed"/>
    </style:style>
    <style:style style:name="P6" style:family="paragraph" style:parent-style-name="Standard">
      <style:text-properties fo:font-weight="normal" officeooo:rsid="0008f4c5" officeooo:paragraph-rsid="000c2bd6" style:font-size-asian="10.5pt" style:font-weight-asian="normal" style:font-weight-complex="normal" style:font-relief="embossed"/>
    </style:style>
    <style:style style:name="P7" style:family="paragraph" style:parent-style-name="Standard">
      <style:text-properties fo:font-weight="normal" officeooo:rsid="0008f4c5" officeooo:paragraph-rsid="0008f4c5" style:font-size-asian="10.5pt" style:font-weight-asian="normal" style:font-weight-complex="normal" style:font-relief="none"/>
    </style:style>
    <style:style style:name="P8" style:family="paragraph" style:parent-style-name="Standard">
      <style:text-properties fo:font-weight="normal" officeooo:rsid="000bf45e" officeooo:paragraph-rsid="000c2bd6" style:font-size-asian="10.5pt" style:font-weight-asian="normal" style:font-weight-complex="normal" style:font-relief="none"/>
    </style:style>
    <style:style style:name="P9" style:family="paragraph" style:parent-style-name="Standard">
      <style:text-properties fo:font-style="italic" fo:font-weight="normal" officeooo:rsid="0008f4c5" officeooo:paragraph-rsid="0008f4c5" style:font-size-asian="10.5pt" style:font-style-asian="italic" style:font-weight-asian="normal" style:font-style-complex="italic" style:font-weight-complex="normal" style:font-relief="embossed"/>
    </style:style>
    <style:style style:name="P10" style:family="paragraph" style:parent-style-name="Standard">
      <style:text-properties fo:font-style="italic" fo:font-weight="normal" officeooo:rsid="0008f4c5" officeooo:paragraph-rsid="000c2bd6" style:font-size-asian="10.5pt" style:font-style-asian="italic" style:font-weight-asian="normal" style:font-style-complex="italic" style:font-weight-complex="normal" style:font-relief="embossed"/>
    </style:style>
    <style:style style:name="P11" style:family="paragraph" style:parent-style-name="Standard">
      <style:text-properties fo:font-style="italic" fo:font-weight="normal" officeooo:rsid="0008f4c5" officeooo:paragraph-rsid="0010d5e0" style:font-size-asian="10.5pt" style:font-style-asian="italic" style:font-weight-asian="normal" style:font-style-complex="italic" style:font-weight-complex="normal" style:font-relief="embossed"/>
    </style:style>
    <style:style style:name="P12" style:family="paragraph" style:parent-style-name="Standard">
      <style:text-properties fo:font-style="italic" fo:font-weight="normal" officeooo:rsid="0008f4c5" officeooo:paragraph-rsid="0008f4c5" fo:background-color="#fff200" style:font-size-asian="10.5pt" style:font-style-asian="italic" style:font-weight-asian="normal" style:font-style-complex="italic" style:font-weight-complex="normal" style:font-relief="embossed"/>
    </style:style>
    <style:style style:name="P13" style:family="paragraph" style:parent-style-name="Standard">
      <style:text-properties fo:font-size="12pt" fo:font-weight="normal" officeooo:rsid="000bf45e" officeooo:paragraph-rsid="000c2bd6" style:font-size-asian="10.5pt" style:font-weight-asian="normal" style:font-size-complex="12pt" style:font-weight-complex="normal" style:font-relief="none"/>
    </style:style>
    <style:style style:name="P14" style:family="paragraph" style:parent-style-name="Standard">
      <style:text-properties fo:font-size="12pt" fo:font-weight="normal" officeooo:rsid="000df9b1" officeooo:paragraph-rsid="000df9b1" style:font-size-asian="10.5pt" style:font-weight-asian="normal" style:font-size-complex="12pt" style:font-weight-complex="normal" style:font-relief="none"/>
    </style:style>
    <style:style style:name="P15" style:family="paragraph" style:parent-style-name="Standard">
      <style:text-properties fo:font-size="12pt" fo:font-weight="normal" officeooo:rsid="0010d5e0" officeooo:paragraph-rsid="0010d5e0" style:font-size-asian="10.5pt" style:font-weight-asian="normal" style:font-size-complex="12pt" style:font-weight-complex="normal" style:font-relief="none"/>
    </style:style>
    <style:style style:name="P16" style:family="paragraph" style:parent-style-name="Standard">
      <style:text-properties fo:font-size="12pt" fo:font-weight="bold" officeooo:rsid="000df9b1" officeooo:paragraph-rsid="000df9b1" style:font-size-asian="10.5pt" style:font-weight-asian="bold" style:font-size-complex="12pt" style:font-weight-complex="bold" style:font-relief="none"/>
    </style:style>
    <style:style style:name="P17" style:family="paragraph" style:parent-style-name="Standard">
      <style:text-properties fo:font-size="14pt" fo:font-weight="bold" officeooo:rsid="0008f4c5" officeooo:paragraph-rsid="0008f4c5" style:font-size-asian="14pt" style:font-weight-asian="bold" style:font-size-complex="14pt" style:font-weight-complex="bold"/>
    </style:style>
    <style:style style:name="P18" style:family="paragraph" style:parent-style-name="Standard">
      <style:text-properties style:font-name="Liberation Serif" fo:font-weight="normal" officeooo:rsid="0008f4c5" officeooo:paragraph-rsid="0008f4c5" style:font-size-asian="10.5pt" style:font-weight-asian="normal" style:font-weight-complex="normal" style:font-relief="none"/>
    </style:style>
    <style:style style:name="P19" style:family="paragraph" style:parent-style-name="Standard">
      <style:text-properties style:font-name="Liberation Serif" fo:font-size="12pt" fo:font-weight="normal" officeooo:rsid="000bf45e" officeooo:paragraph-rsid="000bf45e" style:font-size-asian="10.5pt" style:font-weight-asian="normal" style:font-size-complex="12pt" style:font-weight-complex="normal" style:font-relief="none"/>
    </style:style>
    <style:style style:name="P20" style:family="paragraph" style:parent-style-name="Standard">
      <style:text-properties style:font-name="Liberation Serif" fo:font-size="12pt" fo:font-weight="normal" officeooo:rsid="000c2bd6" officeooo:paragraph-rsid="000c2bd6" style:font-size-asian="10.5pt" style:font-weight-asian="normal" style:font-size-complex="12pt" style:font-weight-complex="normal" style:font-relief="none"/>
    </style:style>
    <style:style style:name="P21" style:family="paragraph" style:parent-style-name="Standard">
      <style:text-properties style:font-name="Liberation Serif" fo:font-size="12pt" fo:font-weight="normal" officeooo:rsid="0010d5e0" officeooo:paragraph-rsid="0010d5e0" style:font-size-asian="10.5pt" style:font-weight-asian="normal" style:font-size-complex="12pt" style:font-weight-complex="normal" style:font-relief="none"/>
    </style:style>
    <style:style style:name="P22" style:family="paragraph" style:parent-style-name="Standard">
      <style:text-properties style:font-name="Liberation Serif" fo:font-size="12pt" fo:font-weight="bold" officeooo:rsid="000df9b1" officeooo:paragraph-rsid="000df9b1" style:font-size-asian="10.5pt" style:font-weight-asian="bold" style:font-size-complex="12pt" style:font-weight-complex="bold" style:font-relief="none"/>
    </style:style>
    <style:style style:name="P23" style:family="paragraph" style:parent-style-name="Standard">
      <style:text-properties style:font-name="Liberation Serif" fo:font-size="12pt" fo:font-weight="bold" officeooo:rsid="0010d5e0" officeooo:paragraph-rsid="000df9b1" style:font-size-asian="10.5pt" style:font-weight-asian="bold" style:font-size-complex="12pt" style:font-weight-complex="bold" style:font-relief="none"/>
    </style:style>
    <style:style style:name="T1" style:family="text">
      <style:text-properties style:font-name="Liberation Serif"/>
    </style:style>
    <style:style style:name="T2" style:family="text">
      <style:text-properties style:font-name="Liberation Serif" fo:font-size="14pt" style:font-size-asian="14pt" style:font-size-complex="14pt"/>
    </style:style>
    <style:style style:name="T3" style:family="text">
      <style:text-properties style:font-name="Liberation Serif" fo:font-size="14pt" officeooo:rsid="000bf45e" style:font-size-asian="14pt" style:font-size-complex="14pt"/>
    </style:style>
    <style:style style:name="T4" style:family="text">
      <style:text-properties style:font-name="Liberation Serif" officeooo:rsid="000c2bd6"/>
    </style:style>
    <style:style style:name="T5" style:family="text">
      <style:text-properties style:font-name="Liberation Serif" fo:font-size="12pt" style:font-size-complex="12pt"/>
    </style:style>
    <style:style style:name="T6" style:family="text">
      <style:text-properties style:font-name="Liberation Serif" fo:font-size="12pt" officeooo:rsid="000c2bd6" style:font-size-complex="12pt"/>
    </style:style>
    <style:style style:name="T7" style:family="text">
      <style:text-properties style:font-name="Liberation Serif" fo:font-size="12pt" officeooo:rsid="0008f4c5" style:font-size-complex="12pt"/>
    </style:style>
    <style:style style:name="T8" style:family="text">
      <style:text-properties style:font-name="Liberation Serif" officeooo:rsid="000e2848"/>
    </style:style>
    <style:style style:name="T9" style:family="text">
      <style:text-properties style:font-name="Liberation Serif" officeooo:rsid="000fcd4b"/>
    </style:style>
    <style:style style:name="T10" style:family="text">
      <style:text-properties style:font-name="Liberation Serif" officeooo:rsid="0010d5e0"/>
    </style:style>
    <style:style style:name="T11" style:family="text">
      <style:text-properties style:font-name="Liberation Serif" officeooo:rsid="00119a68"/>
    </style:style>
    <style:style style:name="T12" style:family="text">
      <style:text-properties style:font-name="Liberation Serif" officeooo:rsid="0012794e"/>
    </style:style>
    <style:style style:name="T13" style:family="text">
      <style:text-properties style:font-name="Liberation Serif" officeooo:rsid="001439ad"/>
    </style:style>
    <style:style style:name="T14" style:family="text">
      <style:text-properties style:font-name="Liberation Serif" officeooo:rsid="0014a11d"/>
    </style:style>
    <style:style style:name="T15" style:family="text">
      <style:text-properties officeooo:rsid="001439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a delle modifiche:</text:p>
      <text:p text:style-name="P1">1. Eliminazione richiesta dimensione blocco nel programma sequenziale;</text:p>
      <text:p text:style-name="P1">2. Aggiunta di una cartella di testing Spire_Sequential_Test.</text:p>
      <text:p text:style-name="P1"/>
      <text:p text:style-name="P17">1. Eliminazione richiesta dimensione blocco</text:p>
      <text:p text:style-name="P2"/>
      <text:p text:style-name="P4">Nella sezione relativa ai settaggi dei parametri nel file seq.pyx in cy_files si aveva questa sequenza di istruzioni:</text:p>
      <text:p text:style-name="P4"/>
      <text:p text:style-name="P4">&lt;Code&gt;</text:p>
      <text:p text:style-name="P2"/>
      <text:p text:style-name="P9">#Settaggio dei parametri</text:p>
      <text:p text:style-name="P9"/>
      <text:p text:style-name="P9">print('Benvenuto nel programma Spire sequenziale\n')</text:p>
      <text:p text:style-name="P9"/>
      <text:p text:style-name="P9">C = input('Prego, fornisca la dimensione massima di ciascun fattore\n')</text:p>
      <text:p text:style-name="P9"/>
      <text:p text:style-name="P12">BLOCK_SIZE = input("Fornisca la dimensione del blocco\n")</text:p>
      <text:p text:style-name="P9"/>
      <text:p text:style-name="P9">dir_path_experiment = input("Fornisca il percorso della cartella dei file Fasta$</text:p>
      <text:p text:style-name="P5"/>
      <text:p text:style-name="P7">&lt;/<text:span text:style-name="T1">Code&gt;</text:span></text:p>
      <text:p text:style-name="P18"/>
      <text:p text:style-name="P18">Ora si ha la seguente:</text:p>
      <text:p text:style-name="P18"/>
      <text:p text:style-name="P4">&lt;Code&gt;</text:p>
      <text:p text:style-name="P2"/>
      <text:p text:style-name="P9">#Settaggio dei parametri</text:p>
      <text:p text:style-name="P9"/>
      <text:p text:style-name="P9">print('Benvenuto nel programma Spire sequenziale\n')</text:p>
      <text:p text:style-name="P9"/>
      <text:p text:style-name="P9">C = input('Prego, fornisca la dimensione massima di ciascun fattore\n')</text:p>
      <text:p text:style-name="P9"/>
      <text:p text:style-name="P9">dir_path_experiment = input("Fornisca il percorso della cartella dei file Fasta$</text:p>
      <text:p text:style-name="P5"/>
      <text:p text:style-name="P18">&lt;/Code&gt;</text:p>
      <text:p text:style-name="P18"/>
      <text:p text:style-name="P18">L’istruzione evidenziata in giallo è stata eliminata. La ragione è che, originariamente, BLOCK_SIZE veniva utilizzato per definire un numero di read da leggere in contemporanea per agire sul problema della fattorizzazione con un approccio multithreding: ogni blocco definiva un certo numero di read massimo che un thread istanziato avrebbe dovuto processare. Non addottando questo metodo, dimostratosi inefficiente nei test (si veda la prima tesi di Mastandrea sull’argomento) è stato deciso di eliminare la variabile e l’input richiesto all’utente.</text:p>
      <text:p text:style-name="P18"/>
      <text:p text:style-name="P3"><text:span text:style-name="T3">2</text:span><text:span text:style-name="T2">. </text:span><text:span text:style-name="T3">Testing</text:span></text:p>
      <text:p text:style-name="P19"/>
      <text:p text:style-name="P22">2.1 Overview</text:p>
      <text:p text:style-name="P22"/>
      <text:p text:style-name="P19">Per il testing si è deciso di procedere nella seguente maniera: realizzare tre programmi che verifichino separatamente la correttezza del processamento sui file risultanti nei percorsi specificati. <text:s text:c="2"/>Ogni programma di test è associato rispettivamente a tre funzionalità differenti del sistema:</text:p>
      <text:p text:style-name="P19">1. Fattorizzazione, per il quale da un file di read si crea un altro file contenente le fattorizzazioni;</text:p>
      <text:p text:style-name="P19"><text:soft-page-break/>2. Costruzione Fingerprint, per cui dal file delle fattorizzazioni si crea un altro file contenente le Fingerprint;</text:p>
      <text:p text:style-name="P19">3. Costruzione k-fingerprint, per cui dal file delle fingerprint si costruisce il file delle k-fingerprint.</text:p>
      <text:p text:style-name="P19"/>
      <text:p text:style-name="P13"><text:span text:style-name="T1">I test sono quindi principalmente per unità sui tre moduli del sistema. La ragione è ovviamente la semplicità, siccome i tre prodotti del programma per ciascun file di read sono legate a tre funzionalità univocamente assegnabili </text:span><text:span text:style-name="T8">al essi</text:span><text:span text:style-name="T1">. Siccome l’integrazione dei diversi moduli consiste principalmente nell’esecuzione sequenziale dei tre diversi programmi, la correttezza del sistema nel suo insieme può esser verificata banalmente </text:span><text:span text:style-name="T9">realizzando</text:span><text:span text:style-name="T1"> il test di ciascun programma. Si noti che queste procedure di testing si applicano solamente ai file specificati. Questo perché si è adottato i</text:span><text:span text:style-name="T4">l testing per classi di equivalenza applicato al file-system della cartella dei campioni. Si consideri la seguente sezione di codice in seq.pyx: </text:span></text:p>
      <text:p text:style-name="P20"/>
      <text:p text:style-name="P8"><text:span text:style-name="T6"><text:s/></text:span><text:span text:style-name="T7">&lt;Code&gt;</text:span></text:p>
      <text:p text:style-name="P10">#Inizio del processamento dei file</text:p>
      <text:p text:style-name="P10"/>
      <text:p text:style-name="P10">list_runs = os.listdir(dir_path_experiment)</text:p>
      <text:p text:style-name="P10"/>
      <text:p text:style-name="P10">for run in list_runs:</text:p>
      <text:p text:style-name="P10"><text:s text:c="4"/>run_path = dir_path_experiment + "/" + run</text:p>
      <text:p text:style-name="P10"><text:s text:c="4"/>list_fasta = os.listdir(run_path)</text:p>
      <text:p text:style-name="P10"><text:s text:c="4"/>list_fasta = [file for file in list_fasta if file.endswith('.fasta')]</text:p>
      <text:p text:style-name="P10"/>
      <text:p text:style-name="P10"><text:s text:c="4"/>if len(list_fasta) == 0:#or len(list_fasta) &gt; 1:</text:p>
      <text:p text:style-name="P10"><text:s text:c="8"/>print("La directory deve contenere un file .fasta")</text:p>
      <text:p text:style-name="P10"><text:s text:c="8"/>continue</text:p>
      <text:p text:style-name="P10"/>
      <text:p text:style-name="P10"><text:s text:c="4"/>fasta = open(run_path + "/" + list_fasta[0], 'r')</text:p>
      <text:p text:style-name="P10"><text:s text:c="4"/>pos = fasta.tell() <text:s/># check file</text:p>
      <text:p text:style-name="P10"><text:s text:c="4"/>row = fasta.readline()</text:p>
      <text:p text:style-name="P10"><text:s text:c="4"/>if row == "" or row[0] != '&gt;':</text:p>
      <text:p text:style-name="P10"><text:s text:c="8"/>print("Errore file fasta")</text:p>
      <text:p text:style-name="P10"><text:s text:c="4"/>fasta.seek(pos)</text:p>
      <text:p text:style-name="P10"/>
      <text:p text:style-name="P10"><text:s text:c="4"/>filename = '/results_' + run + '.txt'</text:p>
      <text:p text:style-name="P10"><text:s text:c="4"/>mode = 'w' # make a new file if not</text:p>
      <text:p text:style-name="P10"><text:s text:c="4"/>results = open(run_path + filename, mode)</text:p>
      <text:p text:style-name="P10"/>
      <text:p text:style-name="P10"><text:s text:c="4"/>first = True</text:p>
      <text:p text:style-name="P10"><text:s text:c="4"/>last_block_size = -1</text:p>
      <text:p text:style-name="P10"><text:s text:c="4"/>part = ' ' <text:s/>#</text:p>
      <text:p text:style-name="P10"><text:s text:c="4"/>while True:</text:p>
      <text:p text:style-name="P10"><text:s text:c="8"/>if part == ' ': <text:s/>#first time#</text:p>
      <text:p text:style-name="P10"><text:s text:c="12"/>results.write(fasta.readline().rstrip() + '\n') <text:s/>#primo id su file</text:p>
      <text:p text:style-name="P10"><text:tab/>#check read and id</text:p>
      <text:p text:style-name="P10"><text:s text:c="8"/>part = ' '</text:p>
      <text:p text:style-name="P10"><text:s text:c="8"/>while part[0] != '&gt;': <text:s/># o last_block_size cambiato</text:p>
      <text:p text:style-name="P10"><text:s text:c="12"/>if first:</text:p>
      <text:p text:style-name="P10"><text:s text:c="16"/>read = fasta.readline().rstrip()</text:p>
      <text:p text:style-name="P10"><text:s text:c="16"/>first = False</text:p>
      <text:p text:style-name="P10"><text:s text:c="12"/>else:</text:p>
      <text:p text:style-name="P10"><text:s text:c="16"/>part = fasta.readline().rstrip()</text:p>
      <text:p text:style-name="P10"><text:soft-page-break/><text:s text:c="16"/>if part == "":</text:p>
      <text:p text:style-name="P10"><text:s text:c="20"/>#fact = call_c_CFL(read)</text:p>
      <text:p text:style-name="P10"><text:s text:c="20"/>fact = call_c_CFL_icfl(read, C)</text:p>
      <text:p text:style-name="P10"><text:s text:c="20"/>#fact = apply_factorization(read, C, call_c_CFL_icfl)</text:p>
      <text:p text:style-name="P10"><text:s text:c="20"/>results.write(str(fact))</text:p>
      <text:p text:style-name="P10"><text:s text:c="20"/>last_block_size = 10</text:p>
      <text:p text:style-name="P10"><text:s text:c="20"/>break</text:p>
      <text:p text:style-name="P10"><text:s text:c="16"/>elif part[0] == '&gt;':</text:p>
      <text:p text:style-name="P10"><text:s text:c="20"/>#part(id) su file e fact su file</text:p>
      <text:p text:style-name="P10"><text:s text:c="20"/>#fact = call_c_CFL(read)</text:p>
      <text:p text:style-name="P10"><text:s text:c="20"/>fact = call_c_CFL_icfl(read, C)</text:p>
      <text:p text:style-name="P10"><text:s text:c="20"/>#fact = apply_factorization(read, C, call_c_CFL_icfl)</text:p>
      <text:p text:style-name="P10"><text:s text:c="20"/>results.write(str(fact) + '\n' + str(part) + '\n')</text:p>
      <text:p text:style-name="P10"><text:s text:c="20"/>first = True</text:p>
      <text:p text:style-name="P10"><text:s text:c="16"/>else:</text:p>
      <text:p text:style-name="P10"><text:s text:c="20"/>read += part.rstrip()</text:p>
      <text:p text:style-name="P10"/>
      <text:p text:style-name="P10"><text:s text:c="8"/>if last_block_size != -1: <text:s/># end for</text:p>
      <text:p text:style-name="P10"><text:s text:c="12"/>break</text:p>
      <text:p text:style-name="P10"><text:s text:c="4"/>results.close()</text:p>
      <text:p text:style-name="P10"><text:s text:c="4"/>fasta.close()</text:p>
      <text:p text:style-name="P10"/>
      <text:p text:style-name="P10"><text:s text:c="4"/>print(run + ' processato')</text:p>
      <text:p text:style-name="P10"><text:s text:c="4"/>print('Tutti i file sono stati processati')</text:p>
      <text:p text:style-name="P10"><text:s text:c="4"/>input() #Per non causare la chiusura immediata della console</text:p>
      <text:p text:style-name="P6"/>
      <text:p text:style-name="P20">&lt;/Code&gt;</text:p>
      <text:p text:style-name="P19"/>
      <text:p text:style-name="P14"><text:span text:style-name="T1">La procedura all’interno del primo blocco for non fa distinzione sulle cartelle: la procedura viene eseguita su ciascuna di esse e l’esito dipende unicamente dal contenuto. Dunque individuo due tipi di scenario per ciascuna cartella: una in cui questa non rispetta il formato richiesto (non esiste un file .fasta in prima posizione nella lista dei file interni) ed una in cui lo rispetta. Questi scenari possono essere quindi testati anche solo su una cartella. Si è scelto questo procedimento in quanto è risultato più intuitivo. </text:span><text:span text:style-name="T10">Quindi è sufficiente il percorso di un solo file che rappresenti uno dei diversi domini\classi di equivalenza con il quale si desidera testare il codice.</text:span></text:p>
      <text:p text:style-name="P19"><text:s/></text:p>
      <text:p text:style-name="P16"><text:span text:style-name="T1">2.2 </text:span><text:span text:style-name="T10">Fattorizzazione</text:span></text:p>
      <text:p text:style-name="P23"/>
      <text:p text:style-name="P21">Un<text:span text:style-name="T15">a </text:span>read è inserita nel file sotto forma di id seguito a capo da una sequenza di caratteri che costituisce la sotto-sequenza del DNA da fattorizzare. Nel secondo file si ha una rappresentazione simile della stessa read, con eguale ordine del primo file, che presenta tra parentesi quadre i fattori separati da spazi e virgolette:</text:p>
      <text:p text:style-name="P21"/>
      <text:p text:style-name="P21">&lt;Result&gt;</text:p>
      <text:p text:style-name="P11"><text:s text:c="4"/><text:span text:style-name="T5">&gt;HISEQ1:20:H9V1RADXX:1:2203:14056:42584/1</text:span></text:p>
      <text:p text:style-name="P11">[ "&lt;&lt;" "AAA" "CCA" "GC" "TCC" "TTTTTGTTGTTGTTGTTGTTGTTGAGACAGAGTCTCACTCTGACACCCAGGCTGGAGTGCAGTGGCATGATCTCGGCTCACTGCAACCTCTGCCTCCTGGGTTCAAGCGACTCTCCTGCCTCAGCCTCCCAAGTAGC" "&gt;&gt;" ]</text:p>
      <text:p text:style-name="P21">&lt;/Result&gt;</text:p>
      <text:p text:style-name="P21"/>
      <text:p text:style-name="P15"><text:soft-page-break/><text:span text:style-name="T1">La procedura di fattorizzazione è identica per ciascun file .fasta nelle rispettive cartella, come si evince nell’ultima sezione di codice presentata, cioè ogni file .fasta non subisce un trattatamento differente dagli altri se non in conseguenza della sua struttura interna. Tale differenza è solo nel rispetto del formato (descritto nella prima tesi di Mastandrea sull’argomento). Dunque, ancora una volta, individuo </text:span><text:span text:style-name="T13">delle</text:span><text:span text:style-name="T1"> classi di equivalenza, </text:span><text:span text:style-name="T13">questa volta quattro</text:span><text:span text:style-name="T1">: una che comprende l’insieme dei dati che non rispettano il formato e viceversa per l’altra </text:span><text:span text:style-name="T13">in riferimento ad una esecuzione del codice che preveda una sola fattorizzazione CFL e ICFL(in maniera esclusiva, dunque per ogni esecuzione solo una delle due funzioni di fattorizzazione vengono utilizzate) ed in riferimento ad una esecuzione che preveda anche una possibile doppia fattorizzazione nel caso un fattore risulti di dimensione più grande di una costante C, in riferimento a ciascuna delle combinazioni CFL e ICFL(dunque abbiamo due combinazioni: una prima fattorizzazione CFL seguita da una fattorizzazione ICFL di un medesimo fattore più grande di una costante C e l’inverso)</text:span><text:span text:style-name="T1">. Poiché non si fa alcuna differenza tra una read e l’altra</text:span><text:span text:style-name="T13"> per ciascuna esecuzione (cioé, per ogni read vengono applicati gli stessi passi)</text:span><text:span text:style-name="T1">, allora ho deciso di realizzare un programma che prenda in input due stringhe, una </text:span><text:span text:style-name="T11">la read e l’altra la relativa fattorizzazione. Compito del programma è verificare che la concatenazione di fattori, ovviamente escludendo caratteri speciali presenti nel secondo argomento, sia identica alla read relativa passata come primo parametro. Si è deciso di sviluppare un programma siccome diverse sono le funzioni di fattorizzazione da testare per cui una verifica diretta può comportare un certo dispendio di tempo, specialmente in vista delle future modifiche. </text:span><text:span text:style-name="T12">Si è scelta questa soluzione siccome diverse altre alternative di testing, come per path di esecuzione e sotto forma di transazioni di stato avvrebbero richiesto una comprensione più profonda del programma, resa tuttavia difficile da una documentazione non molto chiara e dal codice non propriamente autoesplicativo. </text:span><text:span text:style-name="T1"><text:s/></text:span><text:span text:style-name="T13">Non si è scelto inoltre di mettere in discussione la validità delle funzioni CFL e ICFL per l’ampia verifica della loro correttezza nell’ambito di ricerca e per questioni di tempistiche rispetto ai risultati: un testing intrinseco delle funzioni di fattorizzazione è stato valutato sufficiente </text:span><text:span text:style-name="T14">rispetto ad uno White Box che avrebbe comportato un inutile aumento di complessità (siccome si suppone che se la fattorizzazione nei file è corretta, allora anche le funzioni sottostanti lo so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6:16:26.326469500</meta:creation-date>
    <dc:date>2018-07-20T20:35:10.290579038</dc:date>
    <meta:editing-duration>PT11M41S</meta:editing-duration>
    <meta:editing-cycles>8</meta:editing-cycles>
    <meta:generator>LibreOffice/5.4.2.2$Linux_X86_64 LibreOffice_project/40m0$Build-2</meta:generator>
    <meta:document-statistic meta:table-count="0" meta:image-count="0" meta:object-count="0" meta:page-count="4" meta:paragraph-count="93" meta:word-count="1212" meta:character-count="8855" meta:non-whitespace-character-count="7174"/>
  </office:meta>
</office:document-meta>
</file>